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00c57" officeooo:paragraph-rsid="00000c57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00c57" officeooo:paragraph-rsid="00000c57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4728e" officeooo:paragraph-rsid="0004728e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officeooo:paragraph-rsid="00000c57"/>
    </style:style>
    <style:style style:name="P5" style:family="paragraph" style:parent-style-name="Standard" style:list-style-name="L1">
      <style:text-properties officeooo:paragraph-rsid="000240cb"/>
    </style:style>
    <style:style style:name="P6" style:family="paragraph" style:parent-style-name="Standard" style:list-style-name="L1">
      <style:text-properties officeooo:rsid="00012471" officeooo:paragraph-rsid="00012471"/>
    </style:style>
    <style:style style:name="P7" style:family="paragraph" style:parent-style-name="Standard" style:list-style-name="L1">
      <style:text-properties officeooo:rsid="00012471" officeooo:paragraph-rsid="000240cb"/>
    </style:style>
    <style:style style:name="P8" style:family="paragraph" style:parent-style-name="Standard" style:list-style-name="L1">
      <style:text-properties fo:font-size="12pt" fo:font-weight="normal" officeooo:rsid="00012471" officeooo:paragraph-rsid="00012471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fo:font-weight="normal" officeooo:rsid="000240cb" officeooo:paragraph-rsid="000240cb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fo:font-weight="normal" officeooo:rsid="0004728e" officeooo:paragraph-rsid="0004728e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fo:font-weight="normal" officeooo:rsid="00058a38" officeooo:paragraph-rsid="00058a38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text-properties fo:font-size="12pt" fo:font-weight="normal" officeooo:rsid="00060299" officeooo:paragraph-rsid="00060299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text-properties officeooo:rsid="000240cb" officeooo:paragraph-rsid="000240cb" fo:background-color="#33ff99"/>
    </style:style>
    <style:style style:name="P14" style:family="paragraph" style:parent-style-name="Standard" style:list-style-name="L1">
      <style:text-properties officeooo:rsid="000240cb" officeooo:paragraph-rsid="000240cb"/>
    </style:style>
    <style:style style:name="P15" style:family="paragraph" style:parent-style-name="Standard" style:list-style-name="L1">
      <style:text-properties officeooo:rsid="000240cb" officeooo:paragraph-rsid="0004728e"/>
    </style:style>
    <style:style style:name="P16" style:family="paragraph" style:parent-style-name="Standard" style:list-style-name="L1">
      <style:text-properties officeooo:rsid="00060299" officeooo:paragraph-rsid="00060299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00c57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240cb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12471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43c04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4728e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6bcc7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fo:background-color="#ffff00" loext:char-shading-value="0" style:font-size-asian="10.5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8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Paso a paso para la configuración de SOFE de Escritori</text:span>o.</text:p>
      <text:p text:style-name="P1"/>
      <text:list xml:id="list7490326509945278907" text:style-name="L1">
        <text:list-item>
          <text:p text:style-name="P4"><text:span text:style-name="T2">Instalar Drivers </text:span><text:span text:style-name="T6">y librerías necesarias para el funcionamiento de Sofe</text:span><text:span text:style-name="T2">.</text:span></text:p>
          <text:list>
            <text:list-item>
              <text:list>
                <text:list-item>
                  <text:p text:style-name="P6"><text:span text:style-name="T2">A</text:span><text:span text:style-name="T1">brir una terminal y acceder con el comando “su” para tener permisos de súper usuario y luego ingresar la correspondiente contraseña.</text:span></text:p>
                </text:list-item>
                <text:list-item>
                  <text:p text:style-name="P8">Una vez se ha hecho esto se procede a actualizar el sistema con “apt-get update” y se instalan los drivers gelmato con el siguiente comando “apt-get -y install pcscd libusb-0.1-4 pcsc-tools opensc libccid locate”</text:p>
                </text:list-item>
                <text:list-item>
                  <text:p text:style-name="P6"><text:span text:style-name="T1">Se debe revisar la arquitectura del procesador del computador con el siguiente comando “uname -a” debería aparecer una linea como esta (Linux debian 4.9.0-3-</text:span><text:span text:style-name="T8">amd64</text:span><text:span text:style-name="T1"> #1 SMP Debian 4.9.30-2+deb9u5 (2017-09-19) x86_64 GNU/Linux) nos interesa esta parte resaltada de ser amd64 instalaremos los paquetes contenidos en la carpeta de 64 bits, de ser por otro lado i386 o 685 se debera intalar los paquetes contenidos en la carpeta de 32 bits</text:span></text:p>
                </text:list-item>
                <text:list-item>
                  <text:p text:style-name="P7"><text:span text:style-name="T1">para instalar estos paquetes se accede con este comando “</text:span><text:span text:style-name="T3">cd /home/USUARIO/Documentos/Firma\ Sofe/script-firma-electronica-sofe-escritorio/apps/”arquitectura(como he mencionado antes depende si se necesita de 32 bits o 64 bits)”</text:span></text:p>
                </text:list-item>
                <text:list-item>
                  <text:p text:style-name="P9">ahora se procede a instalar los paquetes con los siguientes comandos</text:p>
                  <text:list>
                    <text:list-item>
                      <text:p text:style-name="P13"><text:span text:style-name="T3">O</text:span><text:span text:style-name="T1">JO EN CASO DE SER DE 64</text:span></text:p>
                      <text:list>
                        <text:list-item>
                          <text:p text:style-name="P14"><text:span text:style-name="T4">dpkg -i libssl0.9.8_0.9.8o-</text:span><text:span text:style-name="T5">7</text:span><text:span text:style-name="T4">_amd64.deb</text:span></text:p>
                        </text:list-item>
                        <text:list-item>
                          <text:p text:style-name="P14"><text:span text:style-name="T4">d</text:span><text:span text:style-name="T1">pkg -i libhal1_0.5.14-8_amd64.deb</text:span></text:p>
                        </text:list-item>
                        <text:list-item>
                          <text:p text:style-name="P5"><text:span text:style-name="T6">dpkg -i </text:span><text:span text:style-name="T4">libclassicclient_6.1.0-b07_amd64.deb</text:span></text:p>
                        </text:list-item>
                      </text:list>
                    </text:list-item>
                    <text:list-item>
                      <text:p text:style-name="P13"><text:span text:style-name="T4">O</text:span><text:span text:style-name="T1">JO EN CASO DE SER DE 32</text:span></text:p>
                      <text:list>
                        <text:list-item>
                          <text:p text:style-name="P15"><text:span text:style-name="T1">dpkg </text:span><text:span text:style-name="T6">-i libssl0.9.8_0.9.8o-7_i386.deb</text:span></text:p>
                        </text:list-item>
                        <text:list-item>
                          <text:p text:style-name="P15"><text:span text:style-name="T1">dpkg </text:span><text:span text:style-name="T6">-i libhal1_0.5.14-3_i386.deb</text:span></text:p>
                        </text:list-item>
                        <text:list-item>
                          <text:p text:style-name="P10">dpkg -i libclassicclient_6.1.0-b07_i386_fii.deb</text:p>
                        </text:list-item>
                      </text:list>
                    </text:list-item>
                  </text:list>
                </text:list-item>
                <text:list-item>
                  <text:p text:style-name="P10">ahora ingresar nuevamente el comando “apt-get update” y ahora el comando “apt-get -y install openjdk-8-jdk”</text:p>
                </text:list-item>
                <text:list-item>
                  <text:p text:style-name="P10">nuevamente el comando “apt-get update”</text:p>
                </text:list-item>
              </text:list>
            </text:list-item>
          </text:list>
        </text:list-item>
        <text:list-item>
          <text:p text:style-name="P11">Instalación y configuración de SOFE Escritorio</text:p>
          <text:list>
            <text:list-item>
              <text:list>
                <text:list-item>
                  <text:p text:style-name="P12">ingresar el comando “cd /home/USUARIO/Documentos/Firma\ Sofe/script-firma-electronica-sofe-escritorio/” y seguido a eso ingresar “tar zxvf ./apps/sofe-escritorio/sofe-escritorio-1.2.0.tar.gz -C /opt”</text:p>
                </text:list-item>
                <text:list-item>
                  <text:p text:style-name="P12">ahora ingresar “chown -R USUARIO.USUARIO /opt/sofe-escritorio-1.2.0”</text:p>
                </text:list-item>
                <text:list-item>
                  <text:p text:style-name="P12">siguiente comando “cp ./apps/sofe-escritorio/sofe-escritorio.desktop /usr/share/applications/”</text:p>
                </text:list-item>
                <text:list-item>
                  <text:p text:style-name="P12">por ultimo “chmod 644 /usr/share/applications/sofe-escritorio.desktop”</text:p>
                </text:list-item>
              </text:list>
            </text:list-item>
          </text:list>
        </text:list-item>
        <text:list-item>
          <text:p text:style-name="P12">Crear carpetas y rutas de Sofe</text:p>
          <text:list>
            <text:list-item>
              <text:list>
                <text:list-item>
                  <text:p text:style-name="P12">Para finalizar se deben ingresar los siguientes comandos para crear una carpeta donde almacenar los pdf no firmados “mkdir /home/USUARIO/Sin_Firmar” y “chown -R $usrname.$usrname /home/USUARIO/Sin_Firmar”</text:p>
                </text:list-item>
                <text:list-item>
                  <text:p text:style-name="P12">Para los pdf firmados se crea “mkdir /home/USUARIO/Firmados” y “chown -R $usrname.$usrname /home/USUARIO/Firmados”</text:p>
                </text:list-item>
                <text:list-item>
                  <text:p text:style-name="P12">por ultimo pdf respaldados “mkdir /home/USUARIO/Respaldo” y “chown -R $usrname.$usrname /home/$usrname/Respaldo”</text:p>
                </text:list-item>
                <text:list-item>
                  <text:p text:style-name="P16"><text:span text:style-name="T1">Salimos de la terminal buscamos la aplicación la ejecutamos y hacemos una ultima configuración, </text:span><text:span text:style-name="T7">se debe ir a Herramientas/ Configuración seleccionar la opción </text:span><text:soft-page-break/><text:span text:style-name="T7">“dispositivo criptográfico .Pkcs 11” uno de los formularios se podrá configurar con la opción examinar se le debe asignar la ruta “usr/lib/ClassicClient/libgclib.so” ahora el software esta listo para trabajar.</text:span></text:p>
                </text:list-item>
              </text:list>
            </text:list-item>
          </text:list>
        </text:list-item>
      </text:list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0:21:23.405957507</meta:creation-date>
    <dc:date>2019-06-05T13:00:02.524197265</dc:date>
    <meta:editing-duration>PT5M43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2" meta:paragraph-count="27" meta:word-count="403" meta:character-count="2989" meta:non-whitespace-character-count="2639"/>
  </office:meta>
</office:document-meta>
</file>